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3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Immortality--Judais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Solomon Ben Gabirol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2d lecture on the immortality/</text:p>
      <text:p text:style-name="P2">of the soul./</text:p>
      <text:p text:style-name="P2"/>
      <text:p text:style-name="P3">[Page 1]</text:p>
      <text:p text:style-name="P3"><text:tab/>Brethren. <text:s/>In my introductory lecture on the Immortality of the soul,/ I made the Bible alone speak. <text:s/>I know well that the/ <text:span text:style-name="T2">thoughtful</text:span><text:span text:style-name="T4"> deep-thinking, who look for more than the </text:span><text:span text:style-name="T2">teachings</text:span><text:span text:style-name="T4"> lessons of inspiration/ to support their belief, would not rest satisfied simply with some/ allusions to a hereafter, casually met in Holy Writ./ <text:s/></text:span></text:p>
      <text:p text:style-name="P3"><text:span text:style-name="T4">Besides, most of my audience may have been already acquainted/ with the Scriptural passages I selected, so that what was said by/ me, did not create through its newness any deeper impression about the truth/ that I seek to establish. <text:s/>But the </text:span><text:span text:style-name="T2">honor</text:span><text:span text:style-name="T4"> high respect we owe/ the book which is our guide, demanded that I should/ let It be heard first, in vindication of the spirituality it/ breathes. <text:s/>For the bare mention in the Pentateuch of/ man having received the image of his Maker, excludes the/ suspicion of Materialism, and clearly defines the ethereal/ essence of the soul and its indestructibility./</text:span></text:p>
      <text:p text:style-name="P3"><text:span text:style-name="T4">The great Maimonides began his philosophical work by showing/ that the image which man bears is the intelligent spirit/ which constitute </text:span><text:span text:style-name="T2">his</text:span><text:span text:style-name="T4"> a real superiority. <text:s/>And as the Creator/ is incorporeal and eternal, so must likewise </text:span><text:span text:style-name="T2">must</text:span><text:span text:style-name="T4"> be the soul which/ partakes of the divine essence. <text:s/>But this doctrine which/ the Sage of Cordova explained and upheld with that burning/</text:span></text:p>
      <text:p text:style-name="P3"><text:span text:style-name="T4"/></text:p>
      <text:p text:style-name="P3"><text:span text:style-name="T4">[Page 2]</text:span></text:p>
      <text:p text:style-name="P3"><text:soft-page-break/><text:span text:style-name="T4">which has rendered him famous in all succeeding generations,/ the doctrine of Immortality which has found opponents/ but also strong defenders in the </text:span><text:span text:style-name="T2">numerous</text:span><text:span text:style-name="T4"> various schools of heathen/ Greece, is discussed and fought against in "Protestant/ Europe" in our own </text:span><text:span text:style-name="T2">age</text:span><text:span text:style-name="T4"> days. <text:s/>The same theory of/ atoms or molecular attractions of which I spoke and which I combatted[sic!] in reference/ to the creation of the world is brought forth by Materialists/ regarding the unseen faculties of the soul./</text:span></text:p>
      <text:p text:style-name="P3"><text:span text:style-name="T4">No philosopher who lays claim to that title will hold/ that the body, which is matter formed of different parts,/ and divisible into different elements is the source of/ our thoughts and volition. <text:s/>It is acknowledged </text:span><text:span text:style-name="T2">that</text:span><text:span text:style-name="T4"> an absurdity/ to imagine that a mass of flesh cut and shaped in numerous/ ways--wonderfully indeed--but still cupable[sic!] to perform only material/ functions, possesses the power to judge of what is good and/ true, to love and to hate, to rejoice and to grieve. <text:s/>Even/ skeptics put down as preposterous the notion that bones/ and blood and sinews and ligaments can conceive abstract/ ideas. <text:s/>But </text:span><text:span text:style-name="T2">it is assumed by</text:span><text:span text:style-name="T4"> physiologists have assumed that/ there exists in the brain--which is the centre[sic!] of our/ nervous system--certain substances indescribably fine,/ </text:span><text:span text:style-name="T2">which some</text:span><text:span text:style-name="T4"> called atoms, or molecular forces./</text:span></text:p>
      <text:p text:style-name="P3"><text:span text:style-name="T4"/></text:p>
      <text:p text:style-name="P3"><text:span text:style-name="T4">[Page 3]</text:span></text:p>
      <text:p text:style-name="P3"><text:span text:style-name="T4">When our nerves receive impressions from outward objects,/ a communication is opened at once, as by electricity, with the/ brain. <text:s/>Then the cerebral atoms are set in motion and their groupings/ produce thought, wish and will. <text:s/>The theory is ingenious./ <text:s/>At all events, it can neither be proved nor disproved, so/ very little we know of this curious piece of pulp encased/ within our skull. <text:s/>But let us admit that theory./ <text:s/>The atoms--whatever these may be--react upon the nerves,/ and create sentiments and aspirations, not unlike invisible/ air which, touching the chords of an eolian harp, creates/ soft music. <text:s/>But I contend that it would be just as/ reasonable to assert that the wind gives the music, as to say/ that a shake of the supposed atoms wakens dormant feelings and/ desires. <text:s/>Unless man's foreknowledge of causes and their/ effects had well arranged the box and stretched the chords inside,/ so that the air might work thereon, no sweet notes would/ issue forth. <text:s/>So also if something above the material/ had not prepared the brain for the association of these/ supposed animalcular forces, the outward sensation of the/ nerves would be incapable of evoking a single thought./ <text:s/>That </text:span><text:span text:style-name="T5">something</text:span><text:span text:style-name="T6"> must be the result of a wisely designed/</text:span></text:p>
      <text:p text:style-name="P3"><text:span text:style-name="T6"/></text:p>
      <text:p text:style-name="P3"><text:span text:style-name="T6">[Page 4]</text:span></text:p>
      <text:p text:style-name="P3"><text:span text:style-name="T6">act of a Mind all-foreseeing and all-mighty--that is God./</text:span></text:p>
      <text:p text:style-name="P3"><text:span text:style-name="T6"><text:tab/>But has the Atomic theory settled the question?/ <text:s/>Granted that we have discovered an internal power which/ stirs up our sentiments, have we therefore found out the soul?/ <text:s/>How can we explain the existence of abstract ideas? <text:s/>What/ connection is there between a sudden vibration of some cere-/-bral atoms and the feelings that draw us </text:span><text:span text:style-name="T3">spontaneously</text:span><text:span text:style-name="T6">/ to virtue and withdraw us from vice? <text:s/>What identity/ has it with our reverence for goodness, and our abhorrence/ of wickedness? <text:s/>Supposing atoms to be indivisible and/ imperceptible, they still belong to our physical composition;/ they are particles, however fine, of </text:span><text:span text:style-name="T3">dissoluble</text:span><text:span text:style-name="T6"> concrete matter, but our/ sentiments have nothing material, they are psychical./ <text:s/>To controvert this belief which I entertain, physiologists/ point to the dependence of our reasoning faculties upon/ the state of the brain. <text:s/>They argue thus: Man in a/ normal condition uses his mental powers to a purpose, but/ no sooner does a disease or a blow affect the head </text:span><text:span text:style-name="T3">internally</text:span><text:span text:style-name="T6"> inwardly/ than the mind loses its balance. <text:s/>Man becomes then/ </text:span><text:span text:style-name="T3">incapable of</text:span><text:span text:style-name="T6"> unfit to form</text:span><text:span text:style-name="T3">ing</text:span><text:span text:style-name="T6"> a sound judgment, consequently what/ we call the soul is not an entity in itself, but a/ part, or parts identical with the brain./</text:span></text:p>
      <text:p text:style-name="P3"><text:span text:style-name="T6"/></text:p>
      <text:p text:style-name="P3"><text:span text:style-name="T6">[Page 5]</text:span></text:p>
      <text:p text:style-name="P3"><text:span text:style-name="T6">I am not prepared altogether to confound soul with/ mind, though a close affinity must exist between/ them. <text:s/>I have said "I am not prepared," I should rather/ have made the confession that I am </text:span><text:span text:style-name="T3">unable</text:span><text:span text:style-name="T6"> </text:span><text:soft-page-break/><text:span text:style-name="T6">disqualified to settle a/ question that rises </text:span><text:span text:style-name="T3">up</text:span><text:span text:style-name="T6"> spontaneously, so that I may vindicate Divine/ Justice. <text:s/>for if happiness hereafter should be proportionate/ only to the attainments of </text:span><text:span text:style-name="T3">the</text:span><text:span text:style-name="T6"> a broad intelligence, scanty might/ be the lot apportioned to the simple-hearted, who, without/ having mounted high intellectually, have evenly followed/ Right, as God gave them to understand Right. <text:s/>But/ waiving that question, I deny that the brain and the spirit/ within us are the same. <text:s/>I insist that they are distinct./ <text:s/>To illustrate my point, I resort again to my first com-/-parison. <text:s/>The strings of the eolian harp create no music/ by themselves; the air in motion does not give out pleasing/ notes; it is </text:span><text:span text:style-name="T3">an</text:span><text:span text:style-name="T6"> the intellectual faculty of the mechanic which regulates before/ hand cause and effect, that brings about the harmony </text:span><text:span text:style-name="T3">of the</text:span><text:span text:style-name="T6"> sending forth/ melodious sounds. <text:s/>Now, the musical box where the chords/ were cleverly arranged gets broken or impaired. <text:s/>Must it there-/fore be confidently declared that the power which had prepared/ it is also destroyed? <text:s/>Can that which does not partake of/ </text:span><text:span text:style-name="T3">the</text:span><text:span text:style-name="T6"> a material nature be shattered and crushed?/</text:span></text:p>
      <text:p text:style-name="P3"><text:span text:style-name="T6"/></text:p>
      <text:p text:style-name="P3"><text:span text:style-name="T6">[Page 6]</text:span></text:p>
      <text:p text:style-name="P3"><text:span text:style-name="T6">No: it exists. <text:s/>It exists in its ethereal state,/ it only lacks the means to visibly work./ <text:s/>The brain is the medium by which the soul ex-/-hibits its faculties. <text:s/>When the former is injured, the/ latter remains quiescent./</text:span></text:p>
      <text:p text:style-name="P3"><text:span text:style-name="T6">You will ask: May it not happen the same after the/ death of the body? <text:s/>Since it is through our bodies and our/ senses that the working of our spirit is discernible, might/ not the soul continue in a state of inactivity or of stupour,/ so to speak, when our physical organism is broken up?/ <text:s/>I reply to this query, </text:span><text:span text:style-name="T3">pr</text:span><text:span text:style-name="T6"> by propounding another./ <text:s/>What would we think of a person who has never travelled[sic!]/ beyond his city limits, but who nevertheless felt positive that/ in every part of the globe days and seasons are alike, or/ that one equal law rules supreme everywhere? <text:s/>Would we not consi-/-der him rash and presumptuous? <text:s/>Reflect </text:span><text:span text:style-name="T3">one</text:span><text:span text:style-name="T6"> a moment, my/ hearers. <text:s/>If a babe at the hour of its birth, could have suf-/-ficient understanding and we addressed it thus: "Your eyes/ will open to a bright light, which you will contemplate and/ rejoice at; your powers will develop marvellously[sic!], you/ will feel altogether differently from now," he would answer/ "From my present condition, I should argue that such a thing/</text:span></text:p>
      <text:p text:style-name="P3"><text:span text:style-name="T6"/></text:p>
      <text:p text:style-name="P3"><text:span text:style-name="T6">[Page 7]</text:span></text:p>
      <text:p text:style-name="P3"><text:span text:style-name="T6">cannot take place, still a contradiction does not become/ one so ignorant as myself." <text:s/>We are </text:span><text:span text:style-name="T3">less than</text:span><text:span text:style-name="T6"> inferior to babes./ <text:s/>We are embryos, as it were, destined to be born to a life of/ spirituality. <text:s/>Who will dare to say that because here be-/-low we need</text:span><text:span text:style-name="T3">ed</text:span><text:span text:style-name="T6"> flesh and <text:s/>blood and bones and sinews for/ our operations, that it must be so in a higher sphere of/ action? <text:s/>History is not barren of instances, proving that/ even while clothed in a body very imperative in its demands, per-/sons have been </text:span><text:span text:style-name="T3">met</text:span><text:span text:style-name="T6"> found so absorbed in intellectual meditations, as to/ forget, for a time, their earthly wants. <text:s/>And yet how puny/ our contemplations, when contrasted with those of beings freed/ form the importunate cravings of </text:span><text:span text:style-name="T3">a</text:span><text:span text:style-name="T6"> perishable matter! <text:s/>Of/ beings </text:span><text:span text:style-name="T3">set amidst</text:span><text:span text:style-name="T6"> transferred to the realms of heavenly Intelligence to realize</text:span><text:span text:style-name="T3">ing</text:span><text:span text:style-name="T6"> in all its </text:span><text:span text:style-name="T3">complete</text:span><text:span text:style-name="T6"> fulness/ </text:span><text:span text:style-name="T3">extent</text:span><text:span text:style-name="T6"> the </text:span><text:span text:style-name="T3">beauty loveliness</text:span><text:span text:style-name="T6"> beauty of human </text:span><text:span text:style-name="T3">Goodness honesty</text:span><text:span text:style-name="T6"> goodness and Truth, and the glory of/ the Parent of love! <text:s/>For to that end must the Creator/ have implanted within us a longing for our perfectibility;/ each of His creatures striving after it in his studies, in his/ calling, in his multifarious </text:span><text:span text:style-name="T3">relations</text:span><text:span text:style-name="T6"> duties of life, but no one/ attaining it because it lies beyond our terrestrial reach./ <text:s/>Is the </text:span><text:span text:style-name="T3">spirit</text:span><text:span text:style-name="T6"> soul which still incites us onward to be defeated/ in its aspirations. <text:s/>When the turning point is gained,/ must it remain inert because plunged </text:span><text:span text:style-name="T3">[?]</text:span><text:span text:style-name="T6"> into lethargy?/</text:span></text:p>
      <text:p text:style-name="P3"><text:span text:style-name="T6"/></text:p>
      <text:p text:style-name="P3"><text:span text:style-name="T6">[Page 8]</text:span></text:p>
      <text:p text:style-name="P3"><text:span text:style-name="T6">Far be from the Author of man a grievous injustice, from/ our Sovereign Lord, impotency. <text:s/>He who said to the/ light "be" and it was, can and will create a life for/ the spirit adequate to its needs and aspirations./ <text:s/></text:span></text:p>
      <text:p text:style-name="P3"><text:span text:style-name="T6">I cannot </text:span><text:span text:style-name="T3">can</text:span><text:span text:style-name="T6"> better conclude my second lecture on Immortality/ than with the </text:span><text:span text:style-name="T3">words</text:span><text:span text:style-name="T6"> effusion of our sublime poet and philosopher,/ Solomon Ben Gabirol. <text:s/>"Incomparable o God is Thy power, for Thou/ </text:span><text:soft-page-break/><text:span text:style-name="T6">madest a light of vivid brightness issue from Thine own re-/fulgence. <text:s/>Thy hands and Thy divine implements </text:span><text:span text:style-name="T3">b</text:span><text:span text:style-name="T6">rought[sic!] it. </text:span><text:span text:style-name="T3">forth</text:span><text:span text:style-name="T6">/ <text:s/>When it came forth Thou didst let </text:span><text:span text:style-name="T3">a spirit of Wisdom</text:span><text:span text:style-name="T6"> knowledge rest on it, and/ didst call it Soul. <text:s/></text:span><text:span text:style-name="T3">Flames</text:span><text:span text:style-name="T6"> Flashes of an intellectual fire have been/ its generating powers, and that fire burns within it./ <text:s/>Incomparable is Thy wisdom for having </text:span><text:span text:style-name="T3">set</text:span><text:span text:style-name="T6"> laid the soul upon the solid/ foundations of understanding, so that it can never be/ shaken. <text:s/>It must abide perpetually, in a manner </text:span><text:span text:style-name="T3">myste-</text:span><text:span text:style-name="T6"> hidden/ </text:span><text:span text:style-name="T3">rious to</text:span><text:span text:style-name="T6"> from our vision, yet indestructible."/ <text:s/>(Free translation from [Hebrew]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6T14:43:51.37</meta:creation-date>
    <meta:document-statistic meta:table-count="0" meta:image-count="0" meta:object-count="0" meta:page-count="5" meta:paragraph-count="85" meta:word-count="1882" meta:character-count="11590"/>
    <dc:date>2013-02-06T15:42:58.73</dc:date>
    <meta:editing-duration>PT4M34S</meta:editing-duration>
    <meta:editing-cycles>1</meta:editing-cycles>
    <meta:generator>OpenOffice.org/3.4.1$Win32 OpenOffice.org_project/341m1$Build-9593</meta:generator>
  </office:meta>
</office:document-meta>
</file>